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ourier New" svg:font-family="Courier New"/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56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.0pt" fo:color="#000000"/>
    </style:style>
    <style:style style:name="P2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56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.0pt" fo:color="#4472c4"/>
    </style:style>
    <style:style style:name="P3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56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Courier New" fo:font-size="10.0pt" fo:color="#000000"/>
    </style:style>
    <style:style style:name="P4" style:family="paragraph" style:parent-style-name="Standard">
      <style:paragraph-properties>
        <style:tab-stops>
          <style:tab-stop style:position="0.3938in"/>
          <style:tab-stop style:position="0.7868in"/>
          <style:tab-stop style:position="1.1806in"/>
          <style:tab-stop style:position="1.5750in"/>
          <style:tab-stop style:position="1.9688in"/>
          <style:tab-stop style:position="2.3625in"/>
          <style:tab-stop style:position="2.7556in"/>
          <style:tab-stop style:position="3.1486in"/>
          <style:tab-stop style:position="3.5424in"/>
          <style:tab-stop style:position="3.9361in"/>
          <style:tab-stop style:position="4.3306in"/>
          <style:tab-stop style:position="4.7243in"/>
        </style:tab-stops>
      </style:paragraph-properties>
      <style:text-properties style:font-name="Courier New" fo:font-size="10.0pt" fo:color="#000000"/>
    </style:style>
    <style:style style:name="P5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56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Times" fo:font-size="12.0pt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TODO</text:span></text:p>
      <text:p text:style-name="P1"><text:span text:style-name="T1">Consider new icons: </text:span><text:a xlink:type="simple" xlink:href="https://jpswalsh.github.io/academicons/"><text:span text:style-name="T1">https://jpswalsh.github.io/academicons/</text:span></text:a></text:p>
      <text:p text:style-name="P1"><text:span text:style-name="T1"/></text:p>
      <text:p text:style-name="P1"><text:span text:style-name="T1"/></text:p>
      <text:p text:style-name="P1"><text:span text:style-name="T1">For the general instructions on how to build the website, from a template:</text:span></text:p>
      <text:p text:style-name="P2"><text:a xlink:type="simple" xlink:href="https://mmistakes.github.io/minimal-mistakes/docs/quick-start-guide/"><text:span text:style-name="T1">https://mmistakes.github.io/minimal-mistakes/docs/quick-start-guide/</text:span></text:a></text:p>
      <text:p text:style-name="P1"><text:span text:style-name="T1"/></text:p>
      <text:p text:style-name="P1"><text:span text:style-name="T1"/></text:p>
      <text:p text:style-name="P2"><text:span text:style-name="T2">For the use of icons, they use basically two methods. For details see: </text:span><text:a xlink:type="simple" xlink:href="https://idratherbewriting.com/documentation-theme-jekyll/mydoc_icons.html"><text:span text:style-name="T1">https://idratherbewriting.com/documentation-theme-jekyll/mydoc_icons.html</text:span></text:a></text:p>
      <text:p text:style-name="P1"><text:span text:style-name="T1"/></text:p>
      <text:p text:style-name="P1"><text:span text:style-name="T1"/></text:p>
      <text:p text:style-name="P3"><text:span text:style-name="T1">gem update --system</text:span></text:p>
      <text:p text:style-name="P3"><text:span text:style-name="T1">bundle install</text:span></text:p>
      <text:p text:style-name="P3"><text:span text:style-name="T1">jekyll build</text:span></text:p>
      <text:p text:style-name="P3"><text:span text:style-name="T1">bundle exec jekyll build</text:span></text:p>
      <text:p text:style-name="P4"><text:span text:style-name="T1">bundle exec jekyll serve</text:span></text:p>
      <text:p text:style-name="P4"><text:span text:style-name="T1"/></text:p>
      <text:p text:style-name="P3"><text:span text:style-name="T1">To build, serve and incrementally edit the website:</text:span></text:p>
      <text:p text:style-name="P3"><text:span text:style-name="T1">bundle exec jekyll serve --incremental</text:span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4</meta:generator>
  </office:meta>
</office:document-meta>
</file>